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46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4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Runtime</text:p>
          </table:table-cell>
          <table:covered-table-cell table:number-columns-repeated="3" table:style-name="ce3"/>
          <table:covered-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2" office:value-type="string" calcext:value-type="string" table:number-columns-spanned="4" table:number-rows-spanned="1">
            <text:p>n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200" calcext:value-type="float">
            <text:p>3200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AVERAGE(1.509939; 1.456068; 1.540421)" office:value-type="float" office:value="1.50214266666667" calcext:value-type="float">
            <text:p>1,5021</text:p>
          </table:table-cell>
          <table:table-cell table:style-name="ce12" table:formula="of:=AVERAGE(5.972181; 5.993076; 5.919244)" office:value-type="float" office:value="5.96150033333333" calcext:value-type="float">
            <text:p>5,9615</text:p>
          </table:table-cell>
          <table:table-cell table:style-name="ce12" table:formula="of:=AVERAGE(23.639033; 23.382203; 23.38449)" office:value-type="float" office:value="23.4685753333333" calcext:value-type="float">
            <text:p>23,4686</text:p>
          </table:table-cell>
          <table:table-cell table:style-name="ce12" table:formula="of:=AVERAGE(97.615083; 97.00776; 95.671665)" office:value-type="float" office:value="96.764836" calcext:value-type="float">
            <text:p>96,7648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AVERAGE(0.75964; 0.760596; 0.741451)" office:value-type="float" office:value="0.753895666666667" calcext:value-type="float">
            <text:p>0,7539</text:p>
          </table:table-cell>
          <table:table-cell table:style-name="ce4" table:formula="of:=AVERAGE(3.005284; 3.076544; 3.080658)" office:value-type="float" office:value="3.054162" calcext:value-type="float">
            <text:p>3,0542</text:p>
          </table:table-cell>
          <table:table-cell table:style-name="ce4" table:formula="of:=AVERAGE(12.021597; 12.080596; 12.21133)" office:value-type="float" office:value="12.1045076666667" calcext:value-type="float">
            <text:p>12,1045</text:p>
          </table:table-cell>
          <table:table-cell table:style-name="ce4" table:formula="of:=AVERAGE(48.541547; 48.760592; 47.069311)" office:value-type="float" office:value="48.1238166666667" calcext:value-type="float">
            <text:p>48,1238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AVERAGE(0.411143; 0.404582; 0.406049)" office:value-type="float" office:value="0.407258" calcext:value-type="float">
            <text:p>0,4073</text:p>
          </table:table-cell>
          <table:table-cell table:style-name="ce12" table:formula="of:=AVERAGE(1.575452; 1.591898; 1.754117)" office:value-type="float" office:value="1.640489" calcext:value-type="float">
            <text:p>1,6405</text:p>
          </table:table-cell>
          <table:table-cell table:style-name="ce12" table:formula="of:=AVERAGE(6.444838; 6.165023; 6.341865)" office:value-type="float" office:value="6.317242" calcext:value-type="float">
            <text:p>6,3172</text:p>
          </table:table-cell>
          <table:table-cell table:style-name="ce12" table:formula="of:=AVERAGE(25.078961; 25.640124; 24.442942)" office:value-type="float" office:value="25.054009" calcext:value-type="float">
            <text:p>25,0540</text:p>
          </table:table-cell>
          <table:table-cell table:number-columns-repeated="101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AVERAGE(0.328147; 0.32429; 0.344921)" office:value-type="float" office:value="0.332452666666667" calcext:value-type="float">
            <text:p>0,3325</text:p>
          </table:table-cell>
          <table:table-cell table:style-name="ce4" table:formula="of:=AVERAGE(1.309783; 1.295039; 1.121693)" office:value-type="float" office:value="1.24217166666667" calcext:value-type="float">
            <text:p>1,2422</text:p>
          </table:table-cell>
          <table:table-cell table:style-name="ce4" table:formula="of:=AVERAGE(4.309558; 4.420305; 4.099072)" office:value-type="float" office:value="4.27631166666667" calcext:value-type="float">
            <text:p>4,2763</text:p>
          </table:table-cell>
          <table:table-cell table:style-name="ce4" table:formula="of:=AVERAGE(18.243585; 16.523627; 17.320867)" office:value-type="float" office:value="17.362693" calcext:value-type="float">
            <text:p>17,3627</text:p>
          </table:table-cell>
          <table:table-cell table:number-columns-repeated="1019"/>
        </table:table-row>
        <table:table-row table:style-name="ro1">
          <table:table-cell table:style-name="ce9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Timeout</text:p>
          </table:table-cell>
          <table:covered-table-cell table:number-columns-repeated="3" table:style-name="ce3"/>
          <table:covered-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2" office:value-type="string" calcext:value-type="string" table:number-columns-spanned="4" table:number-rows-spanned="1">
            <text:p>n</text:p>
          </table:table-cell>
          <table:covered-table-cell table:number-columns-repeated="2" table:style-name="ce3"/>
          <table:covered-table-cell table:style-name="ce5"/>
          <table:table-cell table:number-columns-repeated="1019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200" calcext:value-type="float">
            <text:p>3200</text:p>
          </table:table-cell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[.$B$4]/[.B4]" office:value-type="float" office:value="1" calcext:value-type="float">
            <text:p>1,0000</text:p>
          </table:table-cell>
          <table:table-cell table:style-name="ce12" table:formula="of:=[.$C$4]/[.C4]" office:value-type="float" office:value="1" calcext:value-type="float">
            <text:p>1,0000</text:p>
          </table:table-cell>
          <table:table-cell table:style-name="ce12" table:formula="of:=[.$D$4]/[.D4]" office:value-type="float" office:value="1" calcext:value-type="float">
            <text:p>1,0000</text:p>
          </table:table-cell>
          <table:table-cell table:style-name="ce12" table:formula="of:=[.$E$4]/[.E4]" office:value-type="float" office:value="1" calcext:value-type="float">
            <text:p>1,0000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[.$B$4]/[.B5]" office:value-type="float" office:value="1.99250736286674" calcext:value-type="float">
            <text:p>1,9925</text:p>
          </table:table-cell>
          <table:table-cell table:style-name="ce4" table:formula="of:=[.$C$4]/[.C5]" office:value-type="float" office:value="1.9519266932577" calcext:value-type="float">
            <text:p>1,9519</text:p>
          </table:table-cell>
          <table:table-cell table:style-name="ce4" table:formula="of:=[.$D$4]/[.D5]" office:value-type="float" office:value="1.93882939972528" calcext:value-type="float">
            <text:p>1,9388</text:p>
          </table:table-cell>
          <table:table-cell table:style-name="ce4" table:formula="of:=[.$E$4]/[.E5]" office:value-type="float" office:value="2.01074733266169" calcext:value-type="float">
            <text:p>2,0107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[.$B$4]/[.B6]" office:value-type="float" office:value="3.68843010245757" calcext:value-type="float">
            <text:p>3,6884</text:p>
          </table:table-cell>
          <table:table-cell table:style-name="ce12" table:formula="of:=[.$C$4]/[.C6]" office:value-type="float" office:value="3.63397763309192" calcext:value-type="float">
            <text:p>3,6340</text:p>
          </table:table-cell>
          <table:table-cell table:style-name="ce12" table:formula="of:=[.$D$4]/[.D6]" office:value-type="float" office:value="3.71500337225222" calcext:value-type="float">
            <text:p>3,7150</text:p>
          </table:table-cell>
          <table:table-cell table:style-name="ce12" table:formula="of:=[.$E$4]/[.E6]" office:value-type="float" office:value="3.86224959047472" calcext:value-type="float">
            <text:p>3,8622</text:p>
          </table:table-cell>
          <table:table-cell table:number-columns-repeated="101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[.$B$4]/[.B7]" office:value-type="float" office:value="4.51836552170835" calcext:value-type="float">
            <text:p>4,5184</text:p>
          </table:table-cell>
          <table:table-cell table:style-name="ce4" table:formula="of:=[.$C$4]/[.C7]" office:value-type="float" office:value="4.79925640980917" calcext:value-type="float">
            <text:p>4,7993</text:p>
          </table:table-cell>
          <table:table-cell table:style-name="ce4" table:formula="of:=[.$D$4]/[.D7]" office:value-type="float" office:value="5.48804136898347" calcext:value-type="float">
            <text:p>5,4880</text:p>
          </table:table-cell>
          <table:table-cell table:style-name="ce4" table:formula="of:=[.$E$4]/[.E7]" office:value-type="float" office:value="5.57314674630255" calcext:value-type="float">
            <text:p>5,5731</text:p>
          </table:table-cell>
          <table:table-cell table:number-columns-repeated="1019"/>
        </table:table-row>
        <table:table-row table:style-name="ro2">
          <table:table-cell table:style-name="ce9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Eficiency</text:p>
          </table:table-cell>
          <table:covered-table-cell table:number-columns-repeated="3" table:style-name="ce14"/>
          <table:covered-table-cell table:style-name="ce16"/>
          <table:table-cell table:number-columns-repeated="1019"/>
        </table:table-row>
        <table:table-row table:style-name="ro2">
          <table:table-cell table:style-name="ce8"/>
          <table:table-cell table:style-name="ce2" office:value-type="string" calcext:value-type="string" table:number-columns-spanned="4" table:number-rows-spanned="1">
            <text:p>n</text:p>
          </table:table-cell>
          <table:covered-table-cell table:number-columns-repeated="2" table:style-name="ce14"/>
          <table:covered-table-cell table:style-name="ce16"/>
          <table:table-cell table:number-columns-repeated="1019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200" calcext:value-type="float">
            <text:p>3200</text:p>
          </table:table-cell>
          <table:table-cell table:number-columns-repeated="101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12]/[.$A20]" office:value-type="float" office:value="1" calcext:value-type="float">
            <text:p>1,0000</text:p>
          </table:table-cell>
          <table:table-cell table:style-name="ce12" table:formula="of:=[.C12]/[.$A20]" office:value-type="float" office:value="1" calcext:value-type="float">
            <text:p>1,0000</text:p>
          </table:table-cell>
          <table:table-cell table:style-name="ce12" table:formula="of:=[.D12]/[.$A20]" office:value-type="float" office:value="1" calcext:value-type="float">
            <text:p>1,0000</text:p>
          </table:table-cell>
          <table:table-cell table:style-name="ce12" table:formula="of:=[.E12]/[.$A20]" office:value-type="float" office:value="1" calcext:value-type="float">
            <text:p>1,0000</text:p>
          </table:table-cell>
          <table:table-cell table:number-columns-repeated="101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13]/[.$A21]" office:value-type="float" office:value="0.996253681433372" calcext:value-type="float">
            <text:p>0,9963</text:p>
          </table:table-cell>
          <table:table-cell table:style-name="ce4" table:formula="of:=[.C13]/[.$A21]" office:value-type="float" office:value="0.975963346628851" calcext:value-type="float">
            <text:p>0,9760</text:p>
          </table:table-cell>
          <table:table-cell table:style-name="ce4" table:formula="of:=[.D13]/[.$A21]" office:value-type="float" office:value="0.969414699862638" calcext:value-type="float">
            <text:p>0,9694</text:p>
          </table:table-cell>
          <table:table-cell table:style-name="ce4" table:formula="of:=[.E13]/[.$A21]" office:value-type="float" office:value="1.00537366633084" calcext:value-type="float">
            <text:p>1,0054</text:p>
          </table:table-cell>
          <table:table-cell table:number-columns-repeated="101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14]/[.$A22]" office:value-type="float" office:value="0.922107525614394" calcext:value-type="float">
            <text:p>0,9221</text:p>
          </table:table-cell>
          <table:table-cell table:style-name="ce12" table:formula="of:=[.C14]/[.$A22]" office:value-type="float" office:value="0.90849440827298" calcext:value-type="float">
            <text:p>0,9085</text:p>
          </table:table-cell>
          <table:table-cell table:style-name="ce12" table:formula="of:=[.D14]/[.$A22]" office:value-type="float" office:value="0.928750843063054" calcext:value-type="float">
            <text:p>0,9288</text:p>
          </table:table-cell>
          <table:table-cell table:style-name="ce12" table:formula="of:=[.E14]/[.$A22]" office:value-type="float" office:value="0.965562397618681" calcext:value-type="float">
            <text:p>0,9656</text:p>
          </table:table-cell>
          <table:table-cell table:number-columns-repeated="1019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15]/[.$A23]" office:value-type="float" office:value="0.564795690213544" calcext:value-type="float">
            <text:p>0,5648</text:p>
          </table:table-cell>
          <table:table-cell table:style-name="ce4" table:formula="of:=[.C15]/[.$A23]" office:value-type="float" office:value="0.599907051226146" calcext:value-type="float">
            <text:p>0,5999</text:p>
          </table:table-cell>
          <table:table-cell table:style-name="ce4" table:formula="of:=[.D15]/[.$A23]" office:value-type="float" office:value="0.686005171122934" calcext:value-type="float">
            <text:p>0,6860</text:p>
          </table:table-cell>
          <table:table-cell table:style-name="ce4" table:formula="of:=[.E15]/[.$A23]" office:value-type="float" office:value="0.696643343287818" calcext:value-type="float">
            <text:p>0,6966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3" table:number-columns-repeated="3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72651" calcext:value-type="float">
            <text:p>2,77265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81166" calcext:value-type="float">
            <text:p>2,7811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.780105" calcext:value-type="float">
            <text:p>2,7801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.622691" calcext:value-type="float">
            <text:p>5,62269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.568165" calcext:value-type="float">
            <text:p>5,5681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5.617461" calcext:value-type="float">
            <text:p>5,61746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1.165536" calcext:value-type="float">
            <text:p>11,1655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1.259935" calcext:value-type="float">
            <text:p>11,2599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11.195862" calcext:value-type="float">
            <text:p>11,19586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22.40203" calcext:value-type="float">
            <text:p>22,402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22.267095" calcext:value-type="float">
            <text:p>22,2670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22.278721" calcext:value-type="float">
            <text:p>22,27872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419358" calcext:value-type="float">
            <text:p>1,41935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468351" calcext:value-type="float">
            <text:p>1,46835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441813" calcext:value-type="float">
            <text:p>1,44181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3.035802" calcext:value-type="float">
            <text:p>3,03580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.831119" calcext:value-type="float">
            <text:p>2,83111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2.838653" calcext:value-type="float">
            <text:p>2,83865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5.605514" calcext:value-type="float">
            <text:p>5,60551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5.616832" calcext:value-type="float">
            <text:p>5,61683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5.617799" calcext:value-type="float">
            <text:p>5,61779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11.283793" calcext:value-type="float">
            <text:p>11,28379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11.758878" calcext:value-type="float">
            <text:p>11,75887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11.474352" calcext:value-type="float">
            <text:p>11,47435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719636" calcext:value-type="float">
            <text:p>0,71963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721016" calcext:value-type="float">
            <text:p>0,72101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716365" calcext:value-type="float">
            <text:p>0,71636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43505" calcext:value-type="float">
            <text:p>1,4350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427076" calcext:value-type="float">
            <text:p>1,42707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460961" calcext:value-type="float">
            <text:p>1,46096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836363" calcext:value-type="float">
            <text:p>2,83636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866463" calcext:value-type="float">
            <text:p>2,86646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833833" calcext:value-type="float">
            <text:p>2,83383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5.779461" calcext:value-type="float">
            <text:p>5,77946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5.721483" calcext:value-type="float">
            <text:p>5,72148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5.659524" calcext:value-type="float">
            <text:p>5,65952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602454" calcext:value-type="float">
            <text:p>0,60245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556789" calcext:value-type="float">
            <text:p>0,556789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634326" calcext:value-type="float">
            <text:p>0,63432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744242" calcext:value-type="float">
            <text:p>0,74424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757721" calcext:value-type="float">
            <text:p>0,75772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1.156069" calcext:value-type="float">
            <text:p>1,156069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041513" calcext:value-type="float">
            <text:p>2,04151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279465" calcext:value-type="float">
            <text:p>2,27946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0000" calcext:value-type="float">
            <text:p>160000000</text:p>
          </table:table-cell>
          <table:table-cell office:value-type="float" office:value="2.086633" calcext:value-type="float">
            <text:p>2,08663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3.095658" calcext:value-type="float">
            <text:p>3,09565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4.206558" calcext:value-type="float">
            <text:p>4,20655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00000" calcext:value-type="float">
            <text:p>320000000</text:p>
          </table:table-cell>
          <table:table-cell office:value-type="float" office:value="3.054056" calcext:value-type="float">
            <text:p>3,054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/>
      <number:text>/</number:text>
      <number:month number:textual="true"/>
      <number:text>/</number:text>
      <number:year/>
    </number:date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46">
      <number:number number:decimal-places="4" number:min-decimal-places="4" number:min-integer-digits="1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date-style style:name="N143">
      <number:month number:textual="true"/>
      <number:text>/</number:text>
      <number:year/>
    </number:date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minutes number:style="long"/>
      <number:text>:</number:text>
      <number:seconds number:style="long" number:decimal-places="1"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1">
      <number:day/>
      <number:text>/</number:text>
      <number:month number:textual="true"/>
    </number:dat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time-style style:name="N138">
      <number:minutes number:style="long"/>
      <number:text>:</number:text>
      <number:seconds number:style="long"/>
    </number:tim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37">
      <number:day/>
      <number:text>/</number:text>
      <number:month/>
      <number:text>/</number:text>
      <number:year number:style="long"/>
    </number:date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6T16:02:13.676284161</dc:date>
    <meta:editing-duration>PT1H16M34S</meta:editing-duration>
    <meta:editing-cycles>3</meta:editing-cycles>
    <meta:generator>LibreOffice/7.3.7.2$Linux_X86_64 LibreOffice_project/30$Build-2</meta:generator>
    <meta:document-statistic meta:table-count="2" meta:cell-count="225" meta:object-count="0"/>
  </office:meta>
</office:document-meta>
</file>